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401" officeooo:paragraph-rsid="00042401"/>
    </style:style>
    <style:style style:name="P2" style:family="paragraph" style:parent-style-name="Standard">
      <style:text-properties style:font-name="Abyssinica SIL" fo:font-size="15pt" officeooo:rsid="00042401" officeooo:paragraph-rsid="0004240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42401" officeooo:paragraph-rsid="00042401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URAL MACHINE TRANSLATION BY JOINTLY L EARNING TO ALIGN AND TRANSLATE</text:p>
      <text:p text:style-name="P1"><text:s/></text:p>
      <text:p text:style-name="P2">- Unlike traditional statistical machine translation, NMT uses a single neural network to improve translation performance and recent models in NMT often utilize an encoder-decoder structure, converting a source sentence into a fixed-length vector for translation generation.</text:p>
      <text:p text:style-name="P2"/>
      <text:p text:style-name="P2">- The authors in this paper propose that the fixed-length vector is a limitation and suggest allowing the model to (soft-)search for relevant parts of the source sentence for better predictions and the qualitative analysis indicates the model’s (soft-)alignments correspond well with intuitive expectations.</text:p>
      <text:p text:style-name="P2"/>
      <text:p text:style-name="P2">- The combined learning of alignment and translation leads to better performance than the basic encoder-decoder approach and there are a noticeable improvements with longer sentences but also seen in shorter sentences.</text:p>
      <text:p text:style-name="P2"/>
      <text:p text:style-name="P2">- The proposed approach was evaluated using bilingual, parallel corpora from ACL WMT ’14 for English-to-French translation and the performance comparison was made with a recently introduced RNN Encoder-Decoder model by Cho et al. (2014a) gives:</text:p>
      <text:p text:style-name="P2"><text:s/></text:p>
      <text:p text:style-name="P2">- The traditional encoder-decoder NMT approach encodes input as a fixed-length vector, which can be problematic for long sentences. </text:p>
      <text:p text:style-name="P2">- The authors proposed a new architecture to resolve these issues, allowing the model to (soft-)search for input words during target word generation. </text:p>
      <text:p text:style-name="P2">- This adaptation improves the ability of NMT systems to perform well with longer sentences. </text:p>
      <text:p text:style-name="P2">- Unlike traditional systems, all components of the translation process, including alignment, are jointly trained to enhance log-probability for correct translations. </text:p>
      <text:p text:style-name="P2"><text:soft-page-break/>- The proposed model, RNNsearch, was tested for English-to-French translation and significantly outperformed the conventional encoder-decoder model (RNNencdec) across all sentence lengths. </text:p>
      <text:p text:style-name="P2">- The model showed more robustness to source sentence length variations. </text:p>
      <text:p text:style-name="P2">- Qualitative analysis demonstrated correct alignment of target words with relevant source words or annotations, confirming accurate translations. </text:p>
      <text:p text:style-name="P2">- The results indicate that RNNsearch performs comparably to established phrase-based statistical translation systems, despite being a recent development. </text:p>
      <text:p text:style-name="P2">- This architecture represents a promising advancement for machine translation and understanding natural languag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3:05:02.713971484</meta:creation-date>
    <dc:date>2025-05-11T23:21:35.527530487</dc:date>
    <meta:editing-duration>PT6M22S</meta:editing-duration>
    <meta:editing-cycles>1</meta:editing-cycles>
    <meta:document-statistic meta:table-count="0" meta:image-count="0" meta:object-count="0" meta:page-count="2" meta:paragraph-count="16" meta:word-count="322" meta:character-count="2336" meta:non-whitespace-character-count="2018"/>
    <meta:generator>LibreOffice/7.3.7.2$Linux_X86_64 LibreOffice_project/30$Build-2</meta:generator>
  </office:meta>
</office:document-meta>
</file>